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lta 3 sigma</text:p>
          </table:table-cell>
          <table:table-cell office:value-type="string" calcext:value-type="string">
            <text:p>deltam 3 sigma</text:p>
          </table:table-cell>
          <table:table-cell office:value-type="string" calcext:value-type="string">
            <text:p>sigma_delta 3 sig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lta 3 sigma</text:p>
          </table:table-cell>
          <table:table-cell office:value-type="string" calcext:value-type="string">
            <text:p>Deltam 3 sigma</text:p>
          </table:table-cell>
          <table:table-cell office:value-type="string" calcext:value-type="string">
            <text:p>sigma_Delta 3 sigma</text:p>
          </table:table-cell>
        </table:table-row>
        <table:table-row table:style-name="ro1">
          <table:table-cell office:value-type="float" office:value="329.5241" calcext:value-type="float">
            <text:p>329,5241</text:p>
          </table:table-cell>
          <table:table-cell table:formula="of:=AVERAGE([.A2:.A22])" office:value-type="float" office:value="364.521198809524" calcext:value-type="float">
            <text:p>364,5211988095</text:p>
          </table:table-cell>
          <table:table-cell table:formula="of:=STDEV([.A2:.A22])" office:value-type="float" office:value="95.1226220229652" calcext:value-type="float">
            <text:p>95,122622023</text:p>
          </table:table-cell>
          <table:table-cell table:formula="of:=[.B2]-3*[.C2]" office:value-type="float" office:value="79.1533327406286" calcext:value-type="float">
            <text:p>79,1533327406</text:p>
          </table:table-cell>
          <table:table-cell table:formula="of:=[.B2]+3*[.C2]" office:value-type="float" office:value="649.88906487842" calcext:value-type="float">
            <text:p>649,8890648784</text:p>
          </table:table-cell>
          <table:table-cell/>
          <table:table-cell office:value-type="string" calcext:value-type="string">
            <text:p>restano uguali</text:p>
          </table:table-cell>
          <table:table-cell/>
          <table:table-cell office:value-type="float" office:value="4643.186875" calcext:value-type="float">
            <text:p>4643,186875</text:p>
          </table:table-cell>
          <table:table-cell table:formula="of:=AVERAGE([.I2:.I27])" office:value-type="float" office:value="4472.66968846154" calcext:value-type="float">
            <text:p>4472,6696884615</text:p>
          </table:table-cell>
          <table:table-cell table:formula="of:=STDEV([.I2:.I27])" office:value-type="float" office:value="152.302863113415" calcext:value-type="float">
            <text:p>152,3028631134</text:p>
          </table:table-cell>
          <table:table-cell table:formula="of:=[.J2]-3*[.K2]" office:value-type="float" office:value="4015.76109912129" calcext:value-type="float">
            <text:p>4015,7610991213</text:p>
          </table:table-cell>
          <table:table-cell table:formula="of:=[.J2]+3*[.K2]" office:value-type="float" office:value="4929.57827780178" calcext:value-type="float">
            <text:p>4929,5782778018</text:p>
          </table:table-cell>
          <table:table-cell office:value-type="float" office:value="4643.186875" calcext:value-type="float">
            <text:p>4643,186875</text:p>
          </table:table-cell>
          <table:table-cell table:formula="of:=AVERAGE([.N2:.N27])" office:value-type="float" office:value="4472.66968846154" calcext:value-type="float">
            <text:p>4472,6696884615</text:p>
          </table:table-cell>
          <table:table-cell table:formula="of:=STDEV([.N2:.N27])" office:value-type="float" office:value="152.302863113415" calcext:value-type="float">
            <text:p>152,3028631134</text:p>
          </table:table-cell>
        </table:table-row>
        <table:table-row table:style-name="ro1">
          <table:table-cell office:value-type="float" office:value="327.8626" calcext:value-type="float">
            <text:p>327,8626</text:p>
          </table:table-cell>
          <table:table-cell table:number-columns-repeated="7"/>
          <table:table-cell office:value-type="float" office:value="4592.993925" calcext:value-type="float">
            <text:p>4592,993925</text:p>
          </table:table-cell>
          <table:table-cell table:number-columns-repeated="4"/>
          <table:table-cell office:value-type="float" office:value="4592.993925" calcext:value-type="float">
            <text:p>4592,993925</text:p>
          </table:table-cell>
          <table:table-cell table:number-columns-repeated="2"/>
        </table:table-row>
        <table:table-row table:style-name="ro1">
          <table:table-cell office:value-type="float" office:value="299.91165" calcext:value-type="float">
            <text:p>299,91165</text:p>
          </table:table-cell>
          <table:table-cell table:number-columns-repeated="7"/>
          <table:table-cell office:value-type="float" office:value="4420.654875" calcext:value-type="float">
            <text:p>4420,654875</text:p>
          </table:table-cell>
          <table:table-cell table:number-columns-repeated="4"/>
          <table:table-cell office:value-type="float" office:value="4420.654875" calcext:value-type="float">
            <text:p>4420,654875</text:p>
          </table:table-cell>
          <table:table-cell table:number-columns-repeated="2"/>
        </table:table-row>
        <table:table-row table:style-name="ro1">
          <table:table-cell office:value-type="float" office:value="301.708900000001" calcext:value-type="float">
            <text:p>301,7089</text:p>
          </table:table-cell>
          <table:table-cell table:number-columns-repeated="7"/>
          <table:table-cell office:value-type="float" office:value="4338.91920000001" calcext:value-type="float">
            <text:p>4338,9192</text:p>
          </table:table-cell>
          <table:table-cell table:number-columns-repeated="4"/>
          <table:table-cell office:value-type="float" office:value="4338.91920000001" calcext:value-type="float">
            <text:p>4338,9192</text:p>
          </table:table-cell>
          <table:table-cell table:number-columns-repeated="2"/>
        </table:table-row>
        <table:table-row table:style-name="ro1">
          <table:table-cell office:value-type="float" office:value="290.2185" calcext:value-type="float">
            <text:p>290,2185</text:p>
          </table:table-cell>
          <table:table-cell table:number-columns-repeated="7"/>
          <table:table-cell office:value-type="float" office:value="4304.65912499999" calcext:value-type="float">
            <text:p>4304,659125</text:p>
          </table:table-cell>
          <table:table-cell table:number-columns-repeated="4"/>
          <table:table-cell office:value-type="float" office:value="4304.65912499999" calcext:value-type="float">
            <text:p>4304,659125</text:p>
          </table:table-cell>
          <table:table-cell table:number-columns-repeated="2"/>
        </table:table-row>
        <table:table-row table:style-name="ro1">
          <table:table-cell office:value-type="float" office:value="247.702124999999" calcext:value-type="float">
            <text:p>247,702125</text:p>
          </table:table-cell>
          <table:table-cell table:number-columns-repeated="7"/>
          <table:table-cell office:value-type="float" office:value="4629.894875" calcext:value-type="float">
            <text:p>4629,894875</text:p>
          </table:table-cell>
          <table:table-cell table:number-columns-repeated="4"/>
          <table:table-cell office:value-type="float" office:value="4629.894875" calcext:value-type="float">
            <text:p>4629,894875</text:p>
          </table:table-cell>
          <table:table-cell table:number-columns-repeated="2"/>
        </table:table-row>
        <table:table-row table:style-name="ro1">
          <table:table-cell office:value-type="float" office:value="348.763499999999" calcext:value-type="float">
            <text:p>348,7635</text:p>
          </table:table-cell>
          <table:table-cell table:number-columns-repeated="7"/>
          <table:table-cell office:value-type="float" office:value="4369.386325" calcext:value-type="float">
            <text:p>4369,386325</text:p>
          </table:table-cell>
          <table:table-cell table:number-columns-repeated="4"/>
          <table:table-cell office:value-type="float" office:value="4369.386325" calcext:value-type="float">
            <text:p>4369,386325</text:p>
          </table:table-cell>
          <table:table-cell table:number-columns-repeated="2"/>
        </table:table-row>
        <table:table-row table:style-name="ro1">
          <table:table-cell office:value-type="float" office:value="367.584000000001" calcext:value-type="float">
            <text:p>367,584</text:p>
          </table:table-cell>
          <table:table-cell table:number-columns-repeated="7"/>
          <table:table-cell office:value-type="float" office:value="4435.032875" calcext:value-type="float">
            <text:p>4435,032875</text:p>
          </table:table-cell>
          <table:table-cell table:number-columns-repeated="4"/>
          <table:table-cell office:value-type="float" office:value="4435.032875" calcext:value-type="float">
            <text:p>4435,032875</text:p>
          </table:table-cell>
          <table:table-cell table:number-columns-repeated="2"/>
        </table:table-row>
        <table:table-row table:style-name="ro1">
          <table:table-cell office:value-type="float" office:value="487.007599999999" calcext:value-type="float">
            <text:p>487,0076</text:p>
          </table:table-cell>
          <table:table-cell table:number-columns-repeated="7"/>
          <table:table-cell office:value-type="float" office:value="4246.996" calcext:value-type="float">
            <text:p>4246,996</text:p>
          </table:table-cell>
          <table:table-cell table:number-columns-repeated="4"/>
          <table:table-cell office:value-type="float" office:value="4246.996" calcext:value-type="float">
            <text:p>4246,996</text:p>
          </table:table-cell>
          <table:table-cell table:number-columns-repeated="2"/>
        </table:table-row>
        <table:table-row table:style-name="ro1">
          <table:table-cell office:value-type="float" office:value="403.744900000002" calcext:value-type="float">
            <text:p>403,7449</text:p>
          </table:table-cell>
          <table:table-cell table:number-columns-repeated="7"/>
          <table:table-cell office:value-type="float" office:value="3964.52812499999" calcext:value-type="float">
            <text:p>3964,528125</text:p>
          </table:table-cell>
          <table:table-cell table:number-columns-repeated="4"/>
          <table:table-cell office:value-type="float" office:value="4533.068" calcext:value-type="float">
            <text:p>4533,068</text:p>
          </table:table-cell>
          <table:table-cell table:number-columns-repeated="2"/>
        </table:table-row>
        <table:table-row table:style-name="ro1">
          <table:table-cell office:value-type="float" office:value="423.6247" calcext:value-type="float">
            <text:p>423,6247</text:p>
          </table:table-cell>
          <table:table-cell table:number-columns-repeated="7"/>
          <table:table-cell office:value-type="float" office:value="4533.068" calcext:value-type="float">
            <text:p>4533,068</text:p>
          </table:table-cell>
          <table:table-cell table:number-columns-repeated="4"/>
          <table:table-cell office:value-type="float" office:value="4607.9292" calcext:value-type="float">
            <text:p>4607,9292</text:p>
          </table:table-cell>
          <table:table-cell table:number-columns-repeated="2"/>
        </table:table-row>
        <table:table-row table:style-name="ro1">
          <table:table-cell office:value-type="float" office:value="413.897999999999" calcext:value-type="float">
            <text:p>413,898</text:p>
          </table:table-cell>
          <table:table-cell table:number-columns-repeated="7"/>
          <table:table-cell office:value-type="float" office:value="4607.9292" calcext:value-type="float">
            <text:p>4607,9292</text:p>
          </table:table-cell>
          <table:table-cell table:number-columns-repeated="4"/>
          <table:table-cell office:value-type="float" office:value="4654.2432" calcext:value-type="float">
            <text:p>4654,2432</text:p>
          </table:table-cell>
          <table:table-cell table:number-columns-repeated="2"/>
        </table:table-row>
        <table:table-row table:style-name="ro1">
          <table:table-cell office:value-type="float" office:value="365.228000000001" calcext:value-type="float">
            <text:p>365,228</text:p>
          </table:table-cell>
          <table:table-cell table:number-columns-repeated="7"/>
          <table:table-cell office:value-type="float" office:value="4654.2432" calcext:value-type="float">
            <text:p>4654,2432</text:p>
          </table:table-cell>
          <table:table-cell table:number-columns-repeated="4"/>
          <table:table-cell office:value-type="float" office:value="4560.6309" calcext:value-type="float">
            <text:p>4560,6309</text:p>
          </table:table-cell>
          <table:table-cell table:number-columns-repeated="2"/>
        </table:table-row>
        <table:table-row table:style-name="ro1">
          <table:table-cell office:value-type="float" office:value="537.3027" calcext:value-type="float">
            <text:p>537,3027</text:p>
          </table:table-cell>
          <table:table-cell table:number-columns-repeated="7"/>
          <table:table-cell office:value-type="float" office:value="4560.6309" calcext:value-type="float">
            <text:p>4560,6309</text:p>
          </table:table-cell>
          <table:table-cell table:number-columns-repeated="4"/>
          <table:table-cell office:value-type="float" office:value="4438.8513" calcext:value-type="float">
            <text:p>4438,8513</text:p>
          </table:table-cell>
          <table:table-cell table:number-columns-repeated="2"/>
        </table:table-row>
        <table:table-row table:style-name="ro1">
          <table:table-cell office:value-type="float" office:value="522.340700000001" calcext:value-type="float">
            <text:p>522,3407</text:p>
          </table:table-cell>
          <table:table-cell table:number-columns-repeated="7"/>
          <table:table-cell office:value-type="float" office:value="4438.8513" calcext:value-type="float">
            <text:p>4438,8513</text:p>
          </table:table-cell>
          <table:table-cell table:number-columns-repeated="4"/>
          <table:table-cell office:value-type="float" office:value="4572.4091" calcext:value-type="float">
            <text:p>4572,4091</text:p>
          </table:table-cell>
          <table:table-cell table:number-columns-repeated="2"/>
        </table:table-row>
        <table:table-row table:style-name="ro1">
          <table:table-cell office:value-type="float" office:value="472.483300000002" calcext:value-type="float">
            <text:p>472,4833</text:p>
          </table:table-cell>
          <table:table-cell table:number-columns-repeated="7"/>
          <table:table-cell office:value-type="float" office:value="4572.4091" calcext:value-type="float">
            <text:p>4572,4091</text:p>
          </table:table-cell>
          <table:table-cell table:number-columns-repeated="4"/>
          <table:table-cell office:value-type="float" office:value="4358.884" calcext:value-type="float">
            <text:p>4358,884</text:p>
          </table:table-cell>
          <table:table-cell table:number-columns-repeated="2"/>
        </table:table-row>
        <table:table-row table:style-name="ro1">
          <table:table-cell office:value-type="float" office:value="377.333500000008" calcext:value-type="float">
            <text:p>377,3335</text:p>
          </table:table-cell>
          <table:table-cell table:number-columns-repeated="7"/>
          <table:table-cell office:value-type="float" office:value="4358.884" calcext:value-type="float">
            <text:p>4358,884</text:p>
          </table:table-cell>
          <table:table-cell table:number-columns-repeated="4"/>
          <table:table-cell office:value-type="float" office:value="4457.6" calcext:value-type="float">
            <text:p>4457,6</text:p>
          </table:table-cell>
          <table:table-cell table:number-columns-repeated="2"/>
        </table:table-row>
        <table:table-row table:style-name="ro1">
          <table:table-cell office:value-type="float" office:value="437.144399999997" calcext:value-type="float">
            <text:p>437,1444</text:p>
          </table:table-cell>
          <table:table-cell table:number-columns-repeated="7"/>
          <table:table-cell office:value-type="float" office:value="4457.6" calcext:value-type="float">
            <text:p>4457,6</text:p>
          </table:table-cell>
          <table:table-cell table:number-columns-repeated="4"/>
          <table:table-cell office:value-type="float" office:value="4516.1853" calcext:value-type="float">
            <text:p>4516,1853</text:p>
          </table:table-cell>
          <table:table-cell table:number-columns-repeated="2"/>
        </table:table-row>
        <table:table-row table:style-name="ro1">
          <table:table-cell office:value-type="float" office:value="283.064999999999" calcext:value-type="float">
            <text:p>283,065</text:p>
          </table:table-cell>
          <table:table-cell table:number-columns-repeated="7"/>
          <table:table-cell office:value-type="float" office:value="4516.1853" calcext:value-type="float">
            <text:p>4516,1853</text:p>
          </table:table-cell>
          <table:table-cell table:number-columns-repeated="4"/>
          <table:table-cell office:value-type="float" office:value="4524.89119999999" calcext:value-type="float">
            <text:p>4524,8912</text:p>
          </table:table-cell>
          <table:table-cell table:number-columns-repeated="2"/>
        </table:table-row>
        <table:table-row table:style-name="ro1">
          <table:table-cell office:value-type="float" office:value="180.348000000001" calcext:value-type="float">
            <text:p>180,348</text:p>
          </table:table-cell>
          <table:table-cell table:number-columns-repeated="7"/>
          <table:table-cell office:value-type="float" office:value="4524.89119999999" calcext:value-type="float">
            <text:p>4524,8912</text:p>
          </table:table-cell>
          <table:table-cell table:number-columns-repeated="4"/>
          <table:table-cell office:value-type="float" office:value="4536.9967" calcext:value-type="float">
            <text:p>4536,9967</text:p>
          </table:table-cell>
          <table:table-cell table:number-columns-repeated="2"/>
        </table:table-row>
        <table:table-row table:style-name="ro1">
          <table:table-cell office:value-type="float" office:value="238.149000000001" calcext:value-type="float">
            <text:p>238,149</text:p>
          </table:table-cell>
          <table:table-cell table:number-columns-repeated="7"/>
          <table:table-cell office:value-type="float" office:value="4536.9967" calcext:value-type="float">
            <text:p>4536,9967</text:p>
          </table:table-cell>
          <table:table-cell table:number-columns-repeated="4"/>
          <table:table-cell office:value-type="float" office:value="4436.8384" calcext:value-type="float">
            <text:p>4436,838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436.8384" calcext:value-type="float">
            <text:p>4436,8384</text:p>
          </table:table-cell>
          <table:table-cell table:number-columns-repeated="4"/>
          <table:table-cell office:value-type="float" office:value="4652.322075" calcext:value-type="float">
            <text:p>4652,322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 deltam</text:p>
          </table:table-cell>
          <table:table-cell table:number-columns-repeated="7"/>
          <table:table-cell office:value-type="float" office:value="4652.322075" calcext:value-type="float">
            <text:p>4652,322075</text:p>
          </table:table-cell>
          <table:table-cell table:number-columns-repeated="4"/>
          <table:table-cell office:value-type="float" office:value="4446.888075" calcext:value-type="float">
            <text:p>4446,888075</text:p>
          </table:table-cell>
          <table:table-cell table:number-columns-repeated="2"/>
        </table:table-row>
        <table:table-row table:style-name="ro1">
          <table:table-cell table:formula="of:=STDEV([.A2:.A22])/SQRT(21)" office:value-type="float" office:value="20.7574578915672" calcext:value-type="float">
            <text:p>20,7574578916</text:p>
          </table:table-cell>
          <table:table-cell table:number-columns-repeated="7"/>
          <table:table-cell office:value-type="float" office:value="4446.888075" calcext:value-type="float">
            <text:p>4446,888075</text:p>
          </table:table-cell>
          <table:table-cell table:number-columns-repeated="4"/>
          <table:table-cell office:value-type="float" office:value="4464.910125" calcext:value-type="float">
            <text:p>4464,91012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464.910125" calcext:value-type="float">
            <text:p>4464,910125</text:p>
          </table:table-cell>
          <table:table-cell table:number-columns-repeated="4"/>
          <table:table-cell office:value-type="float" office:value="4580.512125" calcext:value-type="float">
            <text:p>4580,51212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580.512125" calcext:value-type="float">
            <text:p>4580,512125</text:p>
          </table:table-cell>
          <table:table-cell table:number-columns-repeated="4"/>
          <table:table-cell office:value-type="float" office:value="3964.52812499999" calcext:value-type="float">
            <text:p>3964,528125</text:p>
          </table:table-cell>
          <table:table-cell table:number-columns-repeated="2"/>
        </table:table-row>
        <table:table-row table:style-name="ro2">
          <table:table-cell table:number-columns-repeated="13"/>
          <table:table-cell table:style-name="ce1" office:value-type="string" calcext:value-type="string">
            <text:p>sigma Deltam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STDEV([.N2:.N26])/SQRT(25)" office:value-type="float" office:value="22.7803969220527" calcext:value-type="float">
            <text:p>22,78039692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6:20:03.44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1:37:57.094000000</meta:creation-date>
    <meta:generator>LibreOffice/5.1.3.2$Windows_x86 LibreOffice_project/644e4637d1d8544fd9f56425bd6cec110e49301b</meta:generator>
    <dc:date>2019-02-20T16:24:21.742000000</dc:date>
    <meta:editing-duration>PT21M19S</meta:editing-duration>
    <meta:editing-cycles>8</meta:editing-cycles>
    <meta:document-statistic meta:table-count="1" meta:cell-count="104" meta:object-count="0"/>
  </office:meta>
</office:document-meta>
</file>